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80099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0" draw:textarea-horizontal-align="justify" draw:textarea-vertical-align="middle" draw:auto-grow-height="false"/>
    </style:style>
    <style:style style:name="gr6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color="#23ff23" draw:fill-gradient-name="Gradient_20_11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2.844cm"/>
    </style:style>
    <style:style style:name="pr2" style:family="presentation" style:parent-style-name="lyt-techpoly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custom-shape draw:style-name="gr1" draw:text-style-name="P1" draw:layer="layout" svg:width="15.24cm" svg:height="1.905cm" svg:x="1.905cm" svg:y="10.902cm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7.145cm" svg:height="1.905cm" svg:x="8.047cm" svg:y="10.903cm">
          <text:p/>
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" draw:text-style-name="P2" draw:layer="layout" svg:width="24cm" svg:height="2.844cm" svg:x="2cm" svg:y="1.5cm" presentation:class="title" presentation:user-transformed="true">
          <draw:text-box>
            <text:p>BAIT Exposure Timeline</text:p>
          </draw:text-box>
        </draw:frame>
        <draw:custom-shape draw:style-name="gr1" draw:text-style-name="P1" draw:layer="layout" svg:width="3.81cm" svg:height="1.905cm" svg:x="1.905cm" svg:y="10.901cm">
          <text:p/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1cm" svg:height="1.905cm" svg:x="4.436cm" svg:y="10.9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3.81cm" svg:height="1.905cm" svg:x="7.252cm" svg:y="10.9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6.432cm" svg:height="1.905cm" svg:x="10.078cm" svg:y="10.901cm">
          <text:p/>
          <draw:enhanced-geometry svg:viewBox="0 0 21600 21600" draw:text-areas="0 0 21600 21600" draw:mirror-horizontal="false" draw:mirror-vertical="false" draw:type="chevron" draw:modifiers="18386.693611067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81cm" svg:height="1.905cm" svg:x="15.24cm" svg:y="10.9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81cm" svg:height="1.905cm" svg:x="18.056cm" svg:y="10.9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81cm" svg:height="1.905cm" svg:x="20.32cm" svg:y="10.9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175cm" svg:height="1.905cm" svg:x="22.86cm" svg:y="10.901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8" draw:layer="layout" svg:width="7.86cm" svg:height="0.962cm" draw:transform="rotate (-0.785398163398487) translate (3.399cm 12.642cm)">
          <draw:text-box>
            <text:p>Phase 0: Planning, design</text:p>
          </draw:text-box>
        </draw:frame>
        <draw:frame draw:style-name="gr8" draw:layer="layout" svg:width="8.452cm" svg:height="0.962cm" draw:transform="rotate (-0.785398163398487) translate (6.129cm 12.725cm)">
          <draw:text-box>
            <text:p>Phase 1: View basics, demo</text:p>
          </draw:text-box>
        </draw:frame>
        <draw:frame draw:style-name="gr8" draw:layer="layout" svg:width="7.902cm" svg:height="0.962cm" draw:transform="rotate (-0.785398163398487) translate (8.935cm 12.725cm)">
          <draw:text-box>
            <text:p>Phase 2: Presenter basics</text:p>
          </draw:text-box>
        </draw:frame>
        <draw:frame draw:style-name="gr8" draw:layer="layout" svg:width="6.869cm" svg:height="0.962cm" draw:transform="rotate (-0.785398163398487) translate (10.981cm 12.725cm)">
          <draw:text-box>
            <text:p>Phase 3: Model basics</text:p>
          </draw:text-box>
        </draw:frame>
        <draw:frame draw:style-name="gr8" draw:layer="layout" svg:width="8.986cm" svg:height="0.962cm" draw:transform="rotate (-0.785398163398487) translate (14.547cm 12.725cm)">
          <draw:text-box>
            <text:p>Phase 5: Feature parity, alpha</text:p>
          </draw:text-box>
        </draw:frame>
        <draw:frame draw:style-name="gr8" draw:layer="layout" svg:width="4.486cm" svg:height="0.962cm" draw:transform="rotate (-0.785398163398487) translate (16.973cm 12.725cm)">
          <draw:text-box>
            <text:p>Phase 6: Beta</text:p>
          </draw:text-box>
        </draw:frame>
        <draw:frame draw:style-name="gr8" draw:layer="layout" svg:width="6.031cm" svg:height="0.962cm" draw:transform="rotate (-0.785398163398487) translate (19.475cm 12.725cm)">
          <draw:text-box>
            <text:p>Phase 7: Searching</text:p>
          </draw:text-box>
        </draw:frame>
        <draw:frame draw:style-name="gr8" draw:layer="layout" svg:width="6.386cm" svg:height="0.962cm" draw:transform="rotate (-0.785398163398487) translate (21.787cm 12.725cm)">
          <draw:text-box>
            <text:p>Phase 8: Automation</text:p>
          </draw:text-box>
        </draw:frame>
        <draw:frame draw:style-name="gr8" draw:text-style-name="P1" draw:layer="layout" svg:width="6.276cm" svg:height="1.673cm" draw:transform="rotate (0.7853981633973) translate (3.175cm 10.353cm)">
          <draw:text-box>
            <text:p text:style-name="P1">Solo development of</text:p>
            <text:p text:style-name="P1">initial proposal</text:p>
          </draw:text-box>
        </draw:frame>
        <draw:frame draw:style-name="gr8" draw:text-style-name="P1" draw:layer="layout" svg:width="8.554cm" svg:height="1.673cm" draw:transform="rotate (0.7853981633973) translate (6.416cm 10.353cm)">
          <draw:text-box>
            <text:p text:style-name="P1">Peer review, discussion, and</text:p>
            <text:p text:style-name="P1">proposal refinement</text:p>
          </draw:text-box>
        </draw:frame>
        <draw:frame draw:style-name="gr8" draw:text-style-name="P1" draw:layer="layout" svg:width="8.554cm" svg:height="1.673cm" draw:transform="rotate (0.7853981633973) translate (15.24cm 10.353cm)">
          <draw:text-box>
            <text:p text:style-name="P1">Available for voluntary public</text:p>
            <text:p text:style-name="P1">use and feedback</text:p>
          </draw:text-box>
        </draw:frame>
        <draw:frame draw:style-name="gr8" draw:text-style-name="P1" draw:layer="layout" svg:width="6.721cm" svg:height="1.673cm" draw:transform="skewX (1.65529789950486E-016) rotate (0.7853981633973) translate (19.05cm 10.353cm)">
          <draw:text-box>
            <text:p text:style-name="P1">Generally available as</text:p>
            <text:p text:style-name="P1">primary offering</text:p>
          </draw:text-box>
        </draw:frame>
        <draw:frame draw:style-name="gr8" draw:layer="layout" svg:width="2.5cm" svg:height="0.962cm" draw:transform="rotate (-0.785398163398487) translate (24.289cm 12.7cm)">
          <draw:text-box>
            <text:p>Future!</text:p>
          </draw:text-box>
        </draw:frame>
        <draw:frame draw:style-name="gr8" draw:text-style-name="P1" draw:layer="layout" svg:width="8.981cm" svg:height="1.673cm" draw:transform="rotate (0.7853981633973) translate (10.548cm 10.247cm)">
          <draw:text-box>
            <text:p text:style-name="P1">Heavy internal dev; more peer</text:p>
            <text:p text:style-name="P1">review and refinement</text:p>
          </draw:text-box>
        </draw:frame>
        <draw:frame draw:style-name="gr8" draw:layer="layout" svg:width="8.537cm" svg:height="0.962cm" draw:transform="rotate (-0.785398163398487) translate (12.745cm 12.738cm)">
          <draw:text-box>
            <text:p>Phase 4: State management</text:p>
          </draw:text-box>
        </draw:frame>
        <presentation:notes draw:style-name="dp2">
          <draw:page-thumbnail draw:style-name="gr9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dc2300" draw:end-color="#23ff23" draw:start-intensity="100%" draw:end-intensity="100%" draw:angle="900" draw:border="0%"/>
    <draw:gradient draw:name="Gradient_20_11" draw:display-name="Gradient 11" draw:style="linear" draw:start-color="#23ff23" draw:end-color="#00ae00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280099" draw:end-color="#ff3366" draw:start-intensity="100%" draw:end-intensity="100%" draw:angle="900" draw:border="0%"/>
    <draw:gradient draw:name="Gradient_20_9" draw:display-name="Gradient 9" draw:style="linear" draw:start-color="#ff3366" draw:end-color="#dc2300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Tunnel</dc:title>
    <dc:description>Presentation Layout Template</dc:description>
    <meta:creation-date>2011-01-11T22:52:53</meta:creation-date>
    <dc:language>en-US</dc:language>
    <meta:editing-cycles>22</meta:editing-cycles>
    <meta:editing-duration>PT04H18M22S</meta:editing-duration>
    <meta:initial-creator>Myk Taylor</meta:initial-creator>
    <dc:date>2011-02-03T03:10:54</dc:date>
    <dc:creator>Myk Taylor</dc:creator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usr/lib64/openoffice/basis3.2/share/template/en-US/layout/lyt-tunnel.otp"/>
  </office:meta>
</office:document-meta>
</file>